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11.087cm" fo:min-width="16.518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11.252cm" fo:min-width="16.518cm"/>
    </style:style>
    <style:style style:name="gr3" style:family="graphic" style:parent-style-name="standard">
      <style:graphic-properties draw:textarea-horizontal-align="justify" draw:textarea-vertical-align="middle" draw:auto-grow-height="false" fo:min-height="1.393cm" fo:min-width="16.01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736cm" fo:min-width="2.04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736cm" fo:min-width="2.929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0.736cm" fo:min-width="4.58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0.736cm" fo:min-width="1.659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0.736cm" fo:min-width="3.31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0.736cm" fo:min-width="2.802cm"/>
    </style:style>
    <style:style style:name="gr10" style:family="graphic" style:parent-style-name="standard">
      <style:graphic-properties draw:textarea-horizontal-align="justify" draw:textarea-vertical-align="middle" draw:auto-grow-height="false" fo:min-height="2.708cm" fo:min-width="16.01cm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0.736cm" fo:min-width="1.913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736cm" fo:min-width="1.151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736cm" fo:min-width="1.024cm"/>
    </style:style>
    <style:style style:name="gr14" style:family="graphic" style:parent-style-name="standard">
      <style:graphic-properties draw:fill-color="#66ff99" draw:textarea-horizontal-align="justify" draw:textarea-vertical-align="middle" draw:auto-grow-height="false" fo:min-height="1.393cm" fo:min-width="16.01cm"/>
    </style:style>
    <style:style style:name="gr15" style:family="graphic" style:parent-style-name="standard">
      <style:graphic-properties draw:fill-color="#66ff99" draw:textarea-horizontal-align="justify" draw:textarea-vertical-align="middle" draw:auto-grow-height="false" fo:min-height="4.186cm" fo:min-width="16.01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0.736cm" fo:min-width="1.786cm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0.736cm" fo:min-width="5.342cm"/>
    </style:style>
    <style:style style:name="gr18" style:family="graphic" style:parent-style-name="standard">
      <style:graphic-properties draw:fill-color="#999999" draw:textarea-horizontal-align="justify" draw:textarea-vertical-align="middle" draw:auto-grow-height="false" fo:min-height="0.736cm" fo:min-width="5.723cm"/>
    </style:style>
    <style:style style:name="gr19" style:family="graphic" style:parent-style-name="standard">
      <style:graphic-properties draw:fill-color="#999999" draw:textarea-horizontal-align="justify" draw:textarea-vertical-align="middle" draw:auto-grow-height="false" fo:min-height="0.736cm" fo:min-width="5.723cm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 fo:min-height="0.736cm" fo:min-width="6.104cm"/>
    </style:style>
    <style:style style:name="gr21" style:family="graphic" style:parent-style-name="standard">
      <style:graphic-properties draw:fill-color="#999999" draw:textarea-horizontal-align="justify" draw:textarea-vertical-align="middle" draw:auto-grow-height="false" fo:min-height="0.736cm" fo:min-width="8.771cm"/>
    </style:style>
    <style:style style:name="gr22" style:family="graphic" style:parent-style-name="standard">
      <style:graphic-properties draw:fill-color="#66ff99" draw:textarea-horizontal-align="justify" draw:textarea-vertical-align="middle" draw:auto-grow-height="false" fo:min-height="2.708cm" fo:min-width="16.01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 fo:min-height="0.736cm" fo:min-width="4.326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0.736cm" fo:min-width="3.437cm"/>
    </style:style>
    <style:style style:name="gr25" style:family="graphic" style:parent-style-name="standard">
      <style:graphic-properties draw:fill-color="#999999" draw:textarea-horizontal-align="justify" draw:textarea-vertical-align="middle" draw:auto-grow-height="false" fo:min-height="0.736cm" fo:min-width="3.818cm"/>
    </style:style>
    <style:style style:name="gr26" style:family="graphic" style:parent-style-name="standard">
      <style:graphic-properties draw:fill-color="#999999" draw:textarea-horizontal-align="justify" draw:textarea-vertical-align="middle" draw:auto-grow-height="false" fo:min-height="0.736cm" fo:min-width="2.421cm"/>
    </style:style>
    <style:style style:name="gr27" style:family="graphic" style:parent-style-name="standard">
      <style:graphic-properties draw:fill-color="#dddddd" draw:textarea-horizontal-align="justify" draw:textarea-vertical-align="top" draw:auto-grow-height="false" fo:min-height="4.068cm" fo:min-width="16.518cm"/>
    </style:style>
    <style:style style:name="gr28" style:family="graphic" style:parent-style-name="standard">
      <style:graphic-properties draw:fill-color="#ccff66" draw:textarea-horizontal-align="justify" draw:textarea-vertical-align="middle" draw:auto-grow-height="false" fo:min-height="1.259cm" fo:min-width="16.01cm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5.5pt"/>
    </style:style>
    <style:style style:name="P3" style:family="paragraph">
      <style:paragraph-properties fo:text-align="start"/>
      <style:text-properties fo:font-size="12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999999"/>
      <style:paragraph-properties fo:text-align="center"/>
      <style:text-properties fo:font-size="14pt"/>
    </style:style>
    <style:style style:name="P6" style:family="paragraph">
      <loext:graphic-properties draw:fill-color="#66ff99"/>
      <style:paragraph-properties fo:text-align="start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-color="#999999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999999"/>
      <style:paragraph-properties fo:text-align="center"/>
      <style:text-properties fo:font-size="18.1000003814697pt"/>
    </style:style>
    <style:style style:name="P10" style:family="paragraph">
      <loext:graphic-properties draw:fill-color="#ccff66"/>
      <style:paragraph-properties fo:text-align="start"/>
      <style:text-properties fo:font-size="12pt"/>
    </style:style>
    <style:style style:name="T1" style:family="text">
      <style:text-properties fo:font-size="15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018cm" svg:height="11.337cm" svg:x="2.397cm" svg:y="2.27cm">
          <text:p text:style-name="P1"><text:span text:style-name="T1">Scen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018cm" svg:height="11.502cm" svg:x="2.397cm" svg:y="14.264cm">
          <text:p text:style-name="P1"><text:span text:style-name="T1">Trigg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51cm" svg:height="1.643cm" svg:x="2.651cm" svg:y="5.555cm">
          <text:p text:style-name="P3">Arm Stat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986cm" svg:x="5.572cm" svg:y="5.884cm">
          <text:p text:style-name="P4">Armed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9cm" svg:height="0.986cm" svg:x="8.366cm" svg:y="5.884cm">
          <text:p text:style-name="P4">Delay A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08cm" svg:height="0.986cm" svg:x="12.049cm" svg:y="5.884cm">
          <text:p text:style-name="P4">Silent Alarm Arm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6.51cm" svg:height="1.643cm" svg:x="2.651cm" svg:y="3.255cm">
          <text:p text:style-name="P3">Alarm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59cm" svg:height="0.986cm" svg:x="5.572cm" svg:y="3.584cm">
          <text:p text:style-name="P4">Alarm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1cm" svg:height="0.986cm" svg:x="7.985cm" svg:y="3.584cm">
          <text:p text:style-name="P4">Alarm Delay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02cm" svg:height="0.986cm" svg:x="12.049cm" svg:y="3.584cm">
          <text:p text:style-name="P4">Silent Ala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6.51cm" svg:height="2.958cm" svg:x="2.651cm" svg:y="7.856cm">
          <text:p text:style-name="P3">Home Mode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413cm" svg:height="0.986cm" svg:x="16.24cm" svg:y="8.184cm">
          <text:p text:style-name="P4">Sleep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413cm" svg:height="0.986cm" svg:x="5.572cm" svg:y="8.184cm">
          <text:p text:style-name="P4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413cm" svg:height="0.986cm" svg:x="8.239cm" svg:y="8.184cm">
          <text:p text:style-name="P4">A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413cm" svg:height="0.986cm" svg:x="13.573cm" svg:y="8.184cm">
          <text:p text:style-name="P4">Par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413cm" svg:height="0.986cm" svg:x="10.906cm" svg:y="8.184cm">
          <text:p text:style-name="P4">Va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6.51cm" svg:height="1.643cm" svg:x="2.651cm" svg:y="11.47cm">
          <text:p text:style-name="P3">Lighting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651cm" svg:height="0.986cm" svg:x="5.572cm" svg:y="11.799cm">
          <text:p text:style-name="P4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524cm" svg:height="0.986cm" svg:x="7.477cm" svg:y="11.799cm">
          <text:p text:style-name="P4">M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651cm" svg:height="0.986cm" svg:x="9.255cm" svg:y="11.799cm">
          <text:p text:style-name="P4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413cm" svg:height="0.986cm" svg:x="11.16cm" svg:y="11.799cm">
          <text:p text:style-name="P4">Outs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413cm" svg:height="0.986cm" svg:x="13.827cm" svg:y="11.799cm">
          <text:p text:style-name="P4">Go to B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413cm" svg:height="0.986cm" svg:x="16.494cm" svg:y="11.799cm">
          <text:p text:style-name="P4">Wake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16.51cm" svg:height="1.643cm" svg:x="2.651cm" svg:y="15.249cm">
          <text:p text:style-name="P3">Armin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9cm" svg:height="0.986cm" svg:x="5.572cm" svg:y="15.578cm">
          <text:p text:style-name="P4">Empty Ho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16.51cm" svg:height="4.436cm" svg:x="2.651cm" svg:y="17.55cm">
          <text:p text:style-name="P3">Climat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429cm" svg:height="0.986cm" svg:x="5.572cm" svg:y="17.878cm">
          <text:p text:style-name="P7"><text:span text:style-name="T2">Cold </text:span><text:span text:style-name="T2">Mo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429cm" svg:height="0.986cm" svg:x="9.255cm" svg:y="15.578cm">
          <text:p text:style-name="P4">Getting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429cm" svg:height="0.986cm" svg:x="12.938cm" svg:y="15.578cm">
          <text:p text:style-name="P4">In for the N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2.286cm" svg:height="0.986cm" svg:x="16.621cm" svg:y="15.578cm">
          <text:p text:style-name="P4">Bed 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5.842cm" svg:height="0.986cm" svg:x="9.255cm" svg:y="17.878cm">
          <text:p text:style-name="P7"><text:span text:style-name="T2">Hot and </text:span><text:span text:style-name="T2">Windows </text:span><text:span text:style-name="T2">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6.223cm" svg:height="0.986cm" svg:x="5.572cm" svg:y="19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3.429cm" svg:height="0.986cm" svg:x="15.351cm" svg:y="17.878cm">
          <text:p text:style-name="P7"><text:span text:style-name="T2">Hot In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6.223cm" svg:height="0.986cm" svg:x="5.572cm" svg:y="19.193cm">
          <text:p text:style-name="P7"><text:span text:style-name="T2">Cool and </text:span><text:span text:style-name="T2">Windows </text:span><text:span text:style-name="T2">Cl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6.604cm" svg:height="0.986cm" svg:x="12.049cm" svg:y="19.193cm">
          <text:p text:style-name="P7"><text:span text:style-name="T2">Raining and </text:span><text:span text:style-name="T2">Windows 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9.271cm" svg:height="0.986cm" svg:x="5.572cm" svg:y="20.507cm">
          <text:p text:style-name="P7"><text:span text:style-name="T2">Rain in </text:span><text:span text:style-name="T2">the </text:span><text:span text:style-name="T2">forecas</text:span><text:span text:style-name="T2">t with </text:span><text:span text:style-name="T2">Open </text:span><text:span text:style-name="T2">Windo</text:span><text:span text:style-name="T2">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6.51cm" svg:height="2.958cm" svg:x="2.651cm" svg:y="22.479cm">
          <text:p text:style-name="P3">Lighting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826cm" svg:height="0.986cm" svg:x="5.572cm" svg:y="22.808cm">
          <text:p text:style-name="P7"><text:span text:style-name="T2">Outside Lighting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4.826cm" svg:height="0.986cm" svg:x="10.779cm" svg:y="22.808cm">
          <text:p text:style-name="P7"><text:span text:style-name="T2">Start Inside Ligh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3.937cm" svg:height="0.986cm" svg:x="5.572cm" svg:y="24.122cm">
          <text:p text:style-name="P7"><text:span text:style-name="T2">Winding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54cm" svg:height="0.986cm" svg:x="15.859cm" svg:y="22.808cm">
          <text:p text:style-name="P7"><text:span text:style-name="T2">Wake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4.318cm" svg:height="0.986cm" svg:x="9.763cm" svg:y="24.122cm">
          <text:p text:style-name="P7"><text:span text:style-name="T2">Preparing for B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2.921cm" svg:height="0.986cm" svg:x="5.572cm" svg:y="9.499cm">
          <text:p text:style-name="P4">Work N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2.921cm" svg:height="0.986cm" svg:x="8.747cm" svg:y="9.499cm">
          <text:p text:style-name="P4">Late N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7.018cm" svg:height="4.318cm" svg:x="2.397cm" svg:y="26.146cm">
          <text:p text:style-name="P1"><text:span text:style-name="T1">Notifica</text:span><text:span text:style-name="T1">tions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6.51cm" svg:height="1.509cm" svg:x="2.651cm" svg:y="27.177cm">
          <text:p text:style-name="P3">Alarm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937cm" svg:height="0.986cm" svg:x="5.572cm" svg:y="27.446cm">
          <text:p text:style-name="P7"><text:span text:style-name="T2">Arm</text:span><text:span text:style-name="T2">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6:36:27.652689598</meta:creation-date>
    <dc:date>2016-12-11T18:06:34.904216721</dc:date>
    <meta:editing-duration>PT1H8M27S</meta:editing-duration>
    <meta:editing-cycles>9</meta:editing-cycles>
    <meta:generator>LibreOffice/5.2.3.3$Linux_X86_64 LibreOffice_project/20$Build-3</meta:generator>
    <meta:document-statistic meta:object-count="47"/>
  </office:meta>
</office:document-meta>
</file>